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A1000002A151DD57406CEBC44D.png" manifest:media-type="image/png"/>
  <manifest:file-entry manifest:full-path="Pictures/100029BF0000459000004590CB99B700B765E589.svg" manifest:media-type="image/svg+xml"/>
  <manifest:file-entry manifest:full-path="Pictures/102871D6000095680000956121710EB27E1D6674.svg" manifest:media-type="image/svg+xml"/>
  <manifest:file-entry manifest:full-path="Pictures/10000201000002C3000002C3AC2CBE30FA69CB40.png" manifest:media-type="image/png"/>
  <manifest:file-entry manifest:full-path="Pictures/100029D30000459000004590AE4046368337E463.svg" manifest:media-type="image/svg+xml"/>
  <manifest:file-entry manifest:full-path="Pictures/100029DD000045900000459017F103F5DAF724C1.svg" manifest:media-type="image/svg+xml"/>
  <manifest:file-entry manifest:full-path="Pictures/100029E100004590000045904E9B168AA97D8348.svg" manifest:media-type="image/svg+xml"/>
  <manifest:file-entry manifest:full-path="Pictures/10000201000002A1000002A17658AF478EC35C11.png" manifest:media-type="image/png"/>
  <manifest:file-entry manifest:full-path="Pictures/10000201000002A1000002A1D7F62C262D0D8AE1.png" manifest:media-type="image/png"/>
  <manifest:file-entry manifest:full-path="Pictures/10002956000045900000459078D7CA061FD750F2.svg" manifest:media-type="image/svg+xml"/>
  <manifest:file-entry manifest:full-path="Pictures/10000201000002A1000002A1442DD987D94A107A.png" manifest:media-type="image/png"/>
  <manifest:file-entry manifest:full-path="Pictures/10000201000002A1000002A118CE4D3B4AC7A24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="gradient" draw:fill-gradient-name="Gradient_20_4" draw:textarea-horizontal-align="justify" draw:textarea-vertical-align="middle" draw:auto-grow-height="false" fo:min-height="0.512cm" fo:min-width="2.552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gradient" draw:fill-gradient-name="Gradient_20_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.114cm" svg:height="28.11cm" svg:x="0cm" svg:y="0cm">
          <draw:image xlink:href="Pictures/102871D6000095680000956121710EB27E1D6674.svg" xlink:type="simple" xlink:show="embed" xlink:actuate="onLoad">
            <text:p/>
          </draw:image>
          <draw:image xlink:href="Pictures/10000201000002C3000002C3AC2CBE30FA69CB40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Protracted speciation</text:p>
          </draw:text-box>
        </draw:frame>
        <draw:frame draw:style-name="gr1" draw:text-style-name="P1" draw:layer="layout" svg:width="13.392cm" svg:height="13.392cm" svg:x="1.016cm" svg:y="5.404cm">
          <draw:image xlink:href="Pictures/100029E100004590000045904E9B168AA97D8348.svg" xlink:type="simple" xlink:show="embed" xlink:actuate="onLoad">
            <text:p/>
          </draw:image>
          <draw:image xlink:href="Pictures/10000201000002A1000002A17658AF478EC35C11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… versus instantaneous speciation</text:p>
          </draw:text-box>
        </draw:frame>
        <draw:frame draw:style-name="gr1" draw:text-style-name="P1" draw:layer="layout" svg:width="5.842cm" svg:height="5.842cm" svg:x="21.844cm" svg:y="12.192cm">
          <draw:image xlink:href="Pictures/100029D30000459000004590AE4046368337E463.svg" xlink:type="simple" xlink:show="embed" xlink:actuate="onLoad">
            <text:p/>
          </draw:image>
          <draw:image xlink:href="Pictures/10000201000002A1000002A1D7F62C262D0D8AE1.png" xlink:type="simple" xlink:show="embed" xlink:actuate="onLoad"/>
        </draw:frame>
        <draw:frame draw:style-name="gr1" draw:text-style-name="P1" draw:layer="layout" svg:width="5.842cm" svg:height="5.842cm" svg:x="21.844cm" svg:y="5.842cm">
          <draw:image xlink:href="Pictures/10002956000045900000459078D7CA061FD750F2.svg" xlink:type="simple" xlink:show="embed" xlink:actuate="onLoad">
            <text:p/>
          </draw:image>
          <draw:image xlink:href="Pictures/10000201000002A1000002A1442DD987D94A107A.png" xlink:type="simple" xlink:show="embed" xlink:actuate="onLoad"/>
        </draw:frame>
        <draw:frame draw:style-name="gr1" draw:text-style-name="P1" draw:layer="layout" svg:width="5.842cm" svg:height="5.842cm" svg:x="15.748cm" svg:y="5.842cm">
          <draw:image xlink:href="Pictures/100029DD000045900000459017F103F5DAF724C1.svg" xlink:type="simple" xlink:show="embed" xlink:actuate="onLoad">
            <text:p/>
          </draw:image>
          <draw:image xlink:href="Pictures/10000201000002A1000002A118CE4D3B4AC7A241.png" xlink:type="simple" xlink:show="embed" xlink:actuate="onLoad"/>
        </draw:frame>
        <draw:frame draw:style-name="gr1" draw:text-style-name="P1" draw:layer="layout" svg:width="5.842cm" svg:height="5.842cm" svg:x="15.748cm" svg:y="12.192cm">
          <draw:image xlink:href="Pictures/100029BF0000459000004590CB99B700B765E589.svg" xlink:type="simple" xlink:show="embed" xlink:actuate="onLoad">
            <text:p/>
          </draw:image>
          <draw:image xlink:href="Pictures/10000201000002A1000002A151DD57406CEBC44D.png" xlink:type="simple" xlink:show="embed" xlink:actuate="onLoad"/>
        </draw:frame>
        <draw:frame draw:style-name="gr1" draw:text-style-name="P1" draw:layer="layout" svg:width="13.392cm" svg:height="13.392cm" svg:x="1.016cm" svg:y="5.404cm">
          <draw:image xlink:href="Pictures/100029E100004590000045904E9B168AA97D8348.svg" xlink:type="simple" xlink:show="embed" xlink:actuate="onLoad">
            <text:p/>
          </draw:image>
          <draw:image xlink:href="Pictures/10000201000002A1000002A17658AF478EC35C11.png" xlink:type="simple" xlink:show="embed" xlink:actuate="onLoad"/>
        </draw:frame>
        <draw:custom-shape draw:style-name="gr3" draw:text-style-name="P3" draw:layer="layout" svg:width="3.81cm" svg:height="1.524cm" svg:x="11.684cm" svg:y="11.17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3333" draw:end-color="#6666ff" draw:start-intensity="100%" draw:end-intensity="100%" draw:angle="300" draw:border="0%"/>
    <draw:gradient draw:name="Gradient_20_3" draw:display-name="Gradient 3" draw:style="linear" draw:start-color="#6666ff" draw:end-color="#6666ff" draw:start-intensity="100%" draw:end-intensity="100%" draw:angle="300" draw:border="0%"/>
    <draw:gradient draw:name="Gradient_20_4" draw:display-name="Gradient 4" draw:style="linear" draw:start-color="#6666ff" draw:end-color="#ff3333" draw:start-intensity="100%" draw:end-intensity="100%" draw:angle="300" draw:border="0%"/>
    <draw:gradient draw:name="Tango_20_Green" draw:display-name="Tango Green" draw:style="linear" draw:start-color="#ff3333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230198 </meta:initial-creator>
    <meta:creation-date>2016-04-10T11:34:59.704527699</meta:creation-date>
    <dc:date>2016-04-11T09:33:46.353665031</dc:date>
    <dc:creator>P230198 </dc:creator>
    <meta:editing-duration>PT31M34S</meta:editing-duration>
    <meta:editing-cycles>8</meta:editing-cycles>
    <meta:generator>LibreOffice/5.1.2.2$Linux_X86_64 LibreOffice_project/10m0$Build-2</meta:generator>
    <meta:document-statistic meta:object-count="37"/>
  </office:meta>
</office:document-meta>
</file>